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D000003B4A4F498FF.png" manifest:media-type="image/png"/>
  <manifest:file-entry manifest:full-path="Pictures/1000000100000586000007D0364053EE.png" manifest:media-type="image/png"/>
  <manifest:file-entry manifest:full-path="Pictures/100000010000026F0000022FD13ED661.png" manifest:media-type="image/png"/>
  <manifest:file-entry manifest:full-path="Pictures/10000001000002090000019E4E7724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c9243" officeooo:paragraph-rsid="00197246"/>
    </style:style>
    <style:style style:name="P2" style:family="paragraph" style:parent-style-name="Text_20_body">
      <style:text-properties officeooo:rsid="001c9243" officeooo:paragraph-rsid="001c9243"/>
    </style:style>
    <style:style style:name="P3" style:family="paragraph" style:parent-style-name="Heading_20_1">
      <style:text-properties officeooo:rsid="00200fa9" officeooo:paragraph-rsid="00200fa9"/>
    </style:style>
    <style:style style:name="P4" style:family="paragraph" style:parent-style-name="Text_20_body">
      <style:text-properties officeooo:rsid="00200fa9" officeooo:paragraph-rsid="00200fa9"/>
    </style:style>
    <style:style style:name="P5" style:family="paragraph" style:parent-style-name="Text_20_body">
      <style:text-properties fo:font-size="18pt" fo:font-weight="bold" officeooo:rsid="00200fa9" officeooo:paragraph-rsid="00200fa9" style:font-size-asian="18pt" style:font-weight-asian="bold" style:font-size-complex="18pt" style:font-weight-complex="bold"/>
    </style:style>
    <style:style style:name="P6" style:family="paragraph" style:parent-style-name="Text_20_body">
      <style:text-properties officeooo:rsid="001c9243" officeooo:paragraph-rsid="00200fa9"/>
    </style:style>
    <style:style style:name="P7" style:family="paragraph" style:parent-style-name="Text_20_body">
      <style:text-properties officeooo:paragraph-rsid="00200fa9"/>
    </style:style>
    <style:style style:name="P8" style:family="paragraph" style:parent-style-name="Heading_20_1">
      <style:paragraph-properties fo:break-before="page"/>
      <style:text-properties officeooo:rsid="002554a5" officeooo:paragraph-rsid="002554a5"/>
    </style:style>
    <style:style style:name="P9" style:family="paragraph" style:parent-style-name="Text_20_body">
      <style:text-properties officeooo:paragraph-rsid="002554a5"/>
    </style:style>
    <style:style style:name="T1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3" text:anchor-type="char" svg:x="-2cm" svg:y="0.266cm" svg:width="21.001cm" style:rel-width="100%" svg:height="29.7cm" style:rel-height="100%" draw:z-index="1"><draw:image xlink:href="Pictures/1000000100000586000007D0364053EE.png" xlink:type="simple" xlink:show="embed" xlink:actuate="onLoad" draw:mime-type="image/png"/></draw:frame></text:h>
      <text:p text:style-name="P2"><text:soft-page-break/></text:p>
      <text:p text:style-name="P2"/>
      <text:p text:style-name="P2"/>
      <text:h text:style-name="P3" text:outline-level="1">Bocetos: <text:s text:c="104"/><text:span text:style-name="T1">Sin detallar</text:span></text:h>
      <text:p text:style-name="P4"/>
      <text:p text:style-name="P4"><draw:frame draw:style-name="fr2" draw:name="Imagen1" text:anchor-type="char" svg:x="1.607cm" svg:y="0.422cm" svg:width="13.787cm" svg:height="10.956cm" draw:z-index="2"><draw:image xlink:href="Pictures/10000001000002090000019E4E7724D7.png" xlink:type="simple" xlink:show="embed" xlink:actuate="onLoad" draw:mime-type="image/png"/></draw:frame></text:p>
      <text:p text:style-name="P4"/>
      <text:p text:style-name="P4"/>
      <text:p text:style-name="P4"/>
      <text:p text:style-name="P5">Detallado</text:p>
      <text:p text:style-name="P4"><draw:frame draw:style-name="fr3" draw:name="Imagen2" text:anchor-type="char" svg:width="16.485cm" svg:height="14.792cm" draw:z-index="0"><draw:image xlink:href="Pictures/100000010000026F0000022FD13ED661.png" xlink:type="simple" xlink:show="embed" xlink:actuate="onLoad" draw:mime-type="image/png"/></draw:frame><text:soft-page-break/></text:p>
      <text:p text:style-name="P6"/>
      <text:p text:style-name="P7"/>
      <text:p text:style-name="P7"/>
      <text:p text:style-name="P7"/>
      <text:h text:style-name="P8" text:outline-level="1">Maqueta grid:</text:h>
      <text:p text:style-name="P9"/>
      <text:p text:style-name="P9"><draw:frame draw:style-name="fr4" draw:name="Imagen4" text:anchor-type="char" svg:width="17cm" svg:height="8.55cm" draw:z-index="3"><draw:image xlink:href="Pictures/100000010000075D000003B4A4F498FF.png" xlink:type="simple" xlink:show="embed" xlink:actuate="onLoad" draw:mime-type="image/png"/></draw:frame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0:40:36.670000000</meta:creation-date>
    <dc:date>2024-11-29T11:56:33.642000000</dc:date>
    <meta:editing-duration>PT1H17M9S</meta:editing-duration>
    <meta:editing-cycles>7</meta:editing-cycles>
    <meta:generator>LibreOffice/24.8.0.3$Windows_X86_64 LibreOffice_project/0bdf1299c94fe897b119f97f3c613e9dca6be583</meta:generator>
    <meta:print-date>2024-11-29T11:44:50.409000000</meta:print-date>
    <meta:printed-by>Archivos PDF</meta:printed-by>
    <meta:document-statistic meta:table-count="0" meta:image-count="4" meta:object-count="0" meta:page-count="4" meta:paragraph-count="3" meta:word-count="6" meta:character-count="147" meta:non-whitespace-character-count="40"/>
  </office:meta>
</office:document-meta>
</file>